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ing_20_7">
      <style:text-properties officeooo:rsid="00151efe" officeooo:paragraph-rsid="00151efe"/>
    </style:style>
    <style:style style:name="P2" style:family="paragraph" style:parent-style-name="Heading_20_8">
      <style:text-properties officeooo:rsid="001413f4" officeooo:paragraph-rsid="001413f4"/>
    </style:style>
    <style:style style:name="T1" style:family="text">
      <style:text-properties officeooo:rsid="00141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7">Heading 7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7-13T14:16:26.856549150</meta:creation-date>
    <dc:date>2018-07-13T14:41:50.180274077</dc:date>
    <dc:creator>Miklos Vajna</dc:creator>
    <meta:editing-duration>PT1M2S</meta:editing-duration>
    <meta:editing-cycles>3</meta:editing-cycles>
    <meta:generator>LibreOfficeDev/6.2.0.0.alpha0$Linux_X86_64 LibreOffice_project/04e26b394097a84ab9d2d4a7e3a3dbdd95428ff6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